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text-properties style:font-name="Arial" officeooo:rsid="000de372" officeooo:paragraph-rsid="000de372"/>
    </style:style>
    <style:style style:name="P3" style:family="paragraph" style:parent-style-name="Text_20_body" style:list-style-name="L1">
      <style:text-properties style:font-name="Arial"/>
    </style:style>
    <style:style style:name="P4" style:family="paragraph" style:parent-style-name="Text_20_body" style:list-style-name="L2">
      <style:text-properties style:font-name="Arial"/>
    </style:style>
    <style:style style:name="P5" style:family="paragraph" style:parent-style-name="Text_20_body" style:list-style-name="L2">
      <style:text-properties style:font-name="Arial" officeooo:paragraph-rsid="00156e98"/>
    </style:style>
    <style:style style:name="P6" style:family="paragraph" style:parent-style-name="Text_20_body">
      <style:text-properties style:font-name="Arial" officeooo:paragraph-rsid="00156e98"/>
    </style:style>
    <style:style style:name="P7" style:family="paragraph" style:parent-style-name="Text_20_body">
      <style:text-properties style:font-name="Arial" officeooo:rsid="00220708" officeooo:paragraph-rsid="00220708"/>
    </style:style>
    <style:style style:name="P8" style:family="paragraph" style:parent-style-name="Text_20_body" style:list-style-name="L3">
      <style:text-properties style:font-name="Arial"/>
    </style:style>
    <style:style style:name="P9" style:family="paragraph" style:parent-style-name="Text_20_body" style:list-style-name="L4">
      <style:text-properties style:font-name="Arial"/>
    </style:style>
    <style:style style:name="P10" style:family="paragraph" style:parent-style-name="Text_20_body">
      <style:text-properties style:font-name="Arial" officeooo:rsid="0028f357" officeooo:paragraph-rsid="0028f357"/>
    </style:style>
    <style:style style:name="P11" style:family="paragraph" style:parent-style-name="Text_20_body">
      <style:text-properties style:font-name="Arial" officeooo:rsid="0030efd7" officeooo:paragraph-rsid="0030efd7"/>
    </style:style>
    <style:style style:name="T1" style:family="text">
      <style:text-properties officeooo:rsid="00107492"/>
    </style:style>
    <style:style style:name="T2" style:family="text">
      <style:text-properties officeooo:rsid="0018455f"/>
    </style:style>
    <style:style style:name="T3" style:family="text">
      <style:text-properties officeooo:rsid="00243986"/>
    </style:style>
    <style:style style:name="T4" style:family="text">
      <style:text-properties officeooo:rsid="0029f963"/>
    </style:style>
    <style:style style:name="T5" style:family="text">
      <style:text-properties officeooo:rsid="002cb35b"/>
    </style:style>
    <style:style style:name="T6" style:family="text">
      <style:text-properties officeooo:rsid="002ececa"/>
    </style:style>
    <style:style style:name="T7" style:family="text">
      <style:text-properties officeooo:rsid="0030efd7"/>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ositive Auswirkungen von Industrie 4.0 und Arbeit 4.0 können sein:</text:p>
      <text:list xml:id="list1573074362" text:style-name="L1">
        <text:list-item>
          <text:p text:style-name="P3">Erhöhte Effizienz: Durch den Einsatz von Automatisierung und Datenanalyse können Unternehmen ihre Produktionsprozesse optimieren und dadurch Zeit und Kosten sparen.</text:p>
        </text:list-item>
        <text:list-item>
          <text:p text:style-name="P3">Erhöhte Flexibilität: Durch die Verwendung von vernetzten Systemen können Unternehmen schneller auf Veränderungen in der Nachfrage reagieren und ihre Produktionsprozesse anpassen.</text:p>
        </text:list-item>
        <text:list-item>
          <text:p text:style-name="P3">Erhöhte Produktqualität: Durch die Verwendung von Sensoren und maschinelles Lernen können Unternehmen ihre Produkte präziser und zuverlässiger produzieren.</text:p>
        </text:list-item>
        <text:list-item>
          <text:p text:style-name="P3">Geringere Fehlerrate: Automatisierung reduziert das Risiko von menschlichen Fehlern.</text:p>
        </text:list-item>
        <text:list-item>
          <text:p text:style-name="P3">Neue Arbeitsplätze: Der Einsatz von Industrie 4.0 und Arbeit 4.0 erfordert Fachkräfte in Bereichen wie Datenanalyse, Automatisierung und Vernetzung, was zu einer Schaffung neuer Arbeitsplätze führen kann.</text:p>
        </text:list-item>
      </text:list>
      <text:p text:style-name="P1">Negative Auswirkungen von Industrie 4.0 und Arbeit 4.0 können sein:</text:p>
      <text:list xml:id="list709364304" text:style-name="L2">
        <text:list-item>
          <text:p text:style-name="P4">Entlassung von Arbeitnehmern: Der Einsatz von Automatisierung kann dazu führen, dass Unternehmen weniger Arbeitskräfte benötigen, was zu Entlassungen führen kann.</text:p>
        </text:list-item>
        <text:list-item>
          <text:p text:style-name="P4">Verlust von Fähigkeiten: Der Einsatz von Automatisierung kann dazu führen, dass Arbeitnehmer bestimmte Fähigkeiten nicht mehr einsetzen müssen, was zu einem Verlust dieser Fähigkeiten führen kann.</text:p>
        </text:list-item>
        <text:list-item>
          <text:p text:style-name="P4">Soziale Auswirkungen: Der Verlust von Arbeitsplätzen und der Verlust von Fähigkeiten kann zu sozialen Problemen führen, wie z.B. Arbeitslosigkeit und Armut.</text:p>
        </text:list-item>
        <text:list-item>
          <text:p text:style-name="P5">Datensicherheit: Da Industrie 4.0 und Arbeit 4.0 auf Datenanalyse und vernetzten Systemen basieren, kann das Risiko von Datensicherheitsproblemen erhöht sein.</text:p>
        </text:list-item>
        <text:list-item>
          <text:p text:style-name="P5">Abhängigkeit von Technologie: Wenn ein Unternehmen zu stark auf Technologie angewiesen ist, kan<text:span text:style-name="T2">n</text:span></text:p>
        </text:list-item>
      </text:list>
      <text:p text:style-name="P6"/>
      <text:p text:style-name="P6"/>
      <text:p text:style-name="P6"/>
      <text:p text:style-name="P6"/>
      <text:p text:style-name="P7"><text:soft-page-break/>Chancen von Industrie 4.0 für den Arbeitsmarkt:</text:p>
      <text:list xml:id="list3394589586" text:style-name="L3">
        <text:list-item>
          <text:p text:style-name="P8">Schaffung von neuen Arbeitsplätzen: Der Einsatz von Industrie 4.0 erfordert Fachkräfte in Bereichen wie Datenanalyse, Automatisierung und Vernetzung, was zu einer Schaffung von neuen Arbeitsplätzen führen kann.</text:p>
        </text:list-item>
        <text:list-item>
          <text:p text:style-name="P8">Höhere Flexibilität: Durch die Verwendung von vernetzten Systemen können Unternehmen schneller auf Veränderungen in der Nachfrage reagieren und ihre Produktionsprozesse anpassen, was zu mehr Arbeitsplätzen in der flexiblen Produktion führen kann.</text:p>
        </text:list-item>
        <text:list-item>
          <text:p text:style-name="P8">Höhere Produktivität: Der Einsatz von Automatisierung und Datenanalyse kann dazu beitragen, die Effizienz und Produktivität in Unternehmen zu steigern, was sich positiv auf den Arbeitsmarkt auswirken kann.</text:p>
        </text:list-item>
        <text:list-item>
          <text:p text:style-name="P8">neue Arbeitsformen: die digitalisierung der Arbeitsprozesse bietet die Möglichkeit, neue Formen der Arbeitsorganisation und -gestaltung, wie zum Beispiel flexible Arbeitszeiten oder remote work, zu entwickeln</text:p>
        </text:list-item>
      </text:list>
      <text:p text:style-name="P1">Risiken von Industrie 4.0 für den Arbeitsmarkt:</text:p>
      <text:list xml:id="list2004503025" text:style-name="L4">
        <text:list-item>
          <text:p text:style-name="P9">Entlassung von Arbeitnehmern: Der Einsatz von Automatisierung kann dazu führen, dass Unternehmen weniger Arbeitskräfte benötigen, was zu Entlassungen und einen Anstieg der Arbeitslosigkeit führen kann.</text:p>
        </text:list-item>
        <text:list-item>
          <text:p text:style-name="P9">Verlust von Fähigkeiten: Der Einsatz von Automatisierung kann dazu führen, dass Arbeitnehmer bestimmte Fähigkeiten nicht mehr einsetzen müssen, was zu einem Verlust dieser Fähigkeiten führen kann, das kann auch langfristig negative Auswirkungen auf den Arbeitsmarkt haben.</text:p>
        </text:list-item>
        <text:list-item>
          <text:p text:style-name="P9">Soziale Auswirkungen: Der Verlust von Arbeitsplätzen und der Verlust von Fähigkeiten kann zu sozialen Problemen führen, wie z.B. Arbeitslosigkeit und Armut.</text:p>
        </text:list-item>
        <text:list-item>
          <text:p text:style-name="P9">Unequalität: Die Verfügbarkeit und der Zugang zu dieser Technologie ist ungleich verteilt und kann zu sozialer Ungerechtigkeit führen.</text:p>
        </text:list-item>
      </text:list>
      <text:p text:style-name="P7"/>
      <text:p text:style-name="P10">Politsche <text:span text:style-name="T4">Maßnahmen um Risiken der Industrie 4.0 </text:span><text:span text:style-name="T5">abzufedern</text:span></text:p>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1-10T09:23:51.548000000</dc:date>
    <meta:editing-duration>PT1H12M3S</meta:editing-duration>
    <meta:editing-cycles>20</meta:editing-cycles>
    <meta:generator>LibreOffice/7.1.0.3$Windows_X86_64 LibreOffice_project/f6099ecf3d29644b5008cc8f48f42f4a40986e4c</meta:generator>
    <meta:document-statistic meta:table-count="0" meta:image-count="0" meta:object-count="0" meta:page-count="2" meta:paragraph-count="23" meta:word-count="465" meta:character-count="3509" meta:non-whitespace-character-count="3085"/>
  </office:meta>
</office:document-meta>
</file>